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8.4cm" svg:height="3.5cm" svg:x="0.4cm" svg:y="0.901cm">
            <text:p text:style-name="P1"><text:span text:style-name="T1">Datos de la Escena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9.201cm" svg:height="3.5cm" svg:x="10.299cm" svg:y="0.9cm">
            <text:p text:style-name="P1"><text:span text:style-name="T1">Ensamblado</text:span></text:p>
            <text:p text:style-name="P1"><text:span text:style-name="T1">(generación de primitivas</text:span><text:span text:style-name="T2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8.4cm" svg:height="3.5cm" svg:x="20.499cm" svg:y="0.9cm">
            <text:p text:style-name="P1"><text:span text:style-name="T1">Rasterización e </text:span></text:p>
            <text:p text:style-name="P1"><text:span text:style-name="T1">Interpolación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8.4cm" svg:height="3.5cm" svg:x="29.998cm" svg:y="0.899cm">
            <text:p text:style-name="P1"><text:span text:style-name="T1">Pruebas y </text:span></text:p>
            <text:p text:style-name="P1"><text:span text:style-name="T1">Combinación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7cm" svg:y1="2.601cm" svg:x2="10.6cm" svg:y2="2.601cm">
            <text:p/>
          </draw:line>
          <draw:line draw:style-name="gr3" draw:text-style-name="P1" draw:layer="layout" svg:x1="18.899cm" svg:y1="2.551cm" svg:x2="20.799cm" svg:y2="2.551cm">
            <text:p/>
          </draw:line>
          <draw:line draw:style-name="gr2" draw:text-style-name="P1" draw:layer="layout" svg:x1="28.598cm" svg:y1="2.501cm" svg:x2="30.498cm" svg:y2="2.501cm">
            <text:p/>
          </draw:line>
          <draw:custom-shape draw:style-name="gr4" draw:text-style-name="P2" draw:layer="layout" svg:width="8.4cm" svg:height="3.5cm" svg:x="4.799cm" svg:y="6cm">
            <text:p text:style-name="P1"><text:span text:style-name="T1">Shader de</text:span></text:p>
            <text:p text:style-name="P1"><text:span text:style-name="T1"><text:s/></text:span><text:span text:style-name="T1">Vértice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4cm" svg:height="3.5cm" svg:x="24.599cm" svg:y="6cm">
            <text:p text:style-name="P1"><text:span text:style-name="T1">Shader de</text:span></text:p>
            <text:p text:style-name="P1"><text:span text:style-name="T1">Fragmentos</text:span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.7cm" svg:y1="4.401cm" svg:x2="2.7cm" svg:y2="7.801cm">
            <text:p/>
          </draw:line>
          <draw:line draw:style-name="gr5" draw:text-style-name="P1" draw:layer="layout" svg:x1="22.399cm" svg:y1="4.4cm" svg:x2="22.399cm" svg:y2="7.8cm">
            <text:p/>
          </draw:line>
          <draw:line draw:style-name="gr3" draw:text-style-name="P1" draw:layer="layout" svg:x1="16.1cm" svg:y1="7.601cm" svg:x2="16.1cm" svg:y2="4.501cm">
            <text:p/>
          </draw:line>
          <draw:line draw:style-name="gr3" draw:text-style-name="P1" draw:layer="layout" svg:x1="34.95cm" svg:y1="7.601cm" svg:x2="34.95cm" svg:y2="4.501cm">
            <text:p/>
          </draw:line>
          <draw:line draw:style-name="gr5" draw:text-style-name="P1" draw:layer="layout" svg:x1="13.3cm" svg:y1="7.601cm" svg:x2="16.1cm" svg:y2="7.601cm">
            <text:p/>
          </draw:line>
          <draw:line draw:style-name="gr5" draw:text-style-name="P1" draw:layer="layout" svg:x1="32.9cm" svg:y1="7.6cm" svg:x2="35cm" svg:y2="7.6cm">
            <text:p/>
          </draw:line>
          <draw:line draw:style-name="gr3" draw:text-style-name="P1" draw:layer="layout" svg:x1="2.7cm" svg:y1="7.801cm" svg:x2="4.9cm" svg:y2="7.801cm">
            <text:p/>
          </draw:line>
          <draw:line draw:style-name="gr3" draw:text-style-name="P1" draw:layer="layout" svg:x1="22.399cm" svg:y1="7.751cm" svg:x2="24.599cm" svg:y2="7.75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7cm" fo:page-height="10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o </meta:initial-creator>
    <meta:creation-date>2015-03-03T12:23:35</meta:creation-date>
    <dc:date>2015-08-07T17:34:37.231698112</dc:date>
    <meta:editing-duration>PT2H27M45S</meta:editing-duration>
    <meta:editing-cycles>3</meta:editing-cycles>
    <meta:generator>LibreOffice/4.2.8.2$Linux_X86_64 LibreOffice_project/420m0$Build-2</meta:generator>
    <meta:document-statistic meta:object-count="18"/>
  </office:meta>
</office:document-meta>
</file>